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If you want to help the environment, voting with your dollars is very important. And one of the most important companies to vote against is Exxon Mobil. Whenever you buy their product, your money is being used to fund the &lt;a href=”http://www.desmogblog.com/2015/11/23/research-confirms-exxonmobil-koch-funded-climate-denial-echo-chamber-polluted-mainstream-media”&gt;“science” of climate change denial&lt;/a&gt;, &lt;a href=”http://business-humanrights.org/en/exxonmobil-lawsuit-re-aceh#c9311”&gt;heinous human rights violations&lt;/a&gt; and multiple </text:p>
      <text:p text:style-name="Standard"/>
      <text:p text:style-name="Standard"><text:a xlink:type="simple" xlink:href="http://www.washingtonpost.com/wp-dyn/content/article/2010/06/28/AR2010062803812.html" text:style-name="Internet_20_link" text:visited-style-name="Visited_20_Internet_20_Link">http://www.washingtonpost.com/wp-dyn/content/article/2010/06/28/AR2010062803812.html</text:a></text:p>
      <text:p text:style-name="Standard"><text:a xlink:type="simple" xlink:href="http://www.huffingtonpost.com/starre-vartan/some-oil-companies-are-mo_b_204477.html" text:style-name="Internet_20_link" text:visited-style-name="Visited_20_Internet_20_Link">http://www.huffingtonpost.com/starre-vartan/some-oil-companies-are-mo_b_204477.html</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2-06T10:37:27.77</meta:creation-date>
    <meta:editing-duration>PT23H11M22S</meta:editing-duration>
    <meta:editing-cycles>2</meta:editing-cycles>
    <meta:generator>OpenOffice/4.1.1$Win32 OpenOffice.org_project/411m6$Build-9775</meta:generator>
    <meta:document-statistic meta:table-count="0" meta:image-count="0" meta:object-count="0" meta:page-count="1" meta:paragraph-count="3" meta:word-count="55" meta:character-count="698"/>
    <dc:date>2015-12-07T10:03:54.09</dc:date>
  </office:meta>
</office:document-meta>
</file>